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22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單筆收入</text:p>
          </table:table-cell>
          <table:table-cell table:style-name="ce1" office:value-type="string" calcext:value-type="string">
            <text:p>單筆支出</text:p>
          </table:table-cell>
          <table:table-cell office:value-type="string" calcext:value-type="string">
            <text:p>日期</text:p>
          </table:table-cell>
          <table:table-cell table:number-columns-repeated="2"/>
          <table:table-cell table:style-name="ce1" table:number-columns-repeated="2"/>
          <table:table-cell/>
          <table:table-cell table:style-name="ce1" office:value-type="string" calcext:value-type="string">
            <text:p>收入總和</text:p>
          </table:table-cell>
          <table:table-cell table:style-name="ce1" office:value-type="string" calcext:value-type="string">
            <text:p>支出總和</text:p>
          </table:table-cell>
          <table:table-cell table:style-name="ce1" office:value-type="string" calcext:value-type="string">
            <text:p>結餘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0" calcext:value-type="float">
            <text:p>70</text:p>
          </table:table-cell>
          <table:table-cell office:value-type="float" office:value="20200130" calcext:value-type="float">
            <text:p>20200130</text:p>
          </table:table-cell>
          <table:table-cell table:number-columns-repeated="2"/>
          <table:table-cell table:style-name="ce1" table:number-columns-repeated="2"/>
          <table:table-cell/>
          <table:table-cell table:style-name="ce1" table:formula="of:=SUM([.A$1:.A$1048576])" office:value-type="float" office:value="8497" calcext:value-type="float">
            <text:p>8497</text:p>
          </table:table-cell>
          <table:table-cell table:style-name="ce1" table:formula="of:=SUM([.B$1:.B$1048576])" office:value-type="float" office:value="7507" calcext:value-type="float">
            <text:p>7507</text:p>
          </table:table-cell>
          <table:table-cell table:style-name="ce1" table:formula="of:=[.I2]-[.J2]" office:value-type="float" office:value="990" calcext:value-type="float">
            <text:p>99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200131" calcext:value-type="float">
            <text:p>2020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0200131" calcext:value-type="float">
            <text:p>2020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200204" calcext:value-type="float">
            <text:p>20200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200205" calcext:value-type="float">
            <text:p>2020020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75" calcext:value-type="float">
            <text:p>75</text:p>
          </table:table-cell>
          <table:table-cell office:value-type="float" office:value="20200206" calcext:value-type="float">
            <text:p>20200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0200207" calcext:value-type="float">
            <text:p>202002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200301" calcext:value-type="float">
            <text:p>2020030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85" calcext:value-type="float">
            <text:p>85</text:p>
          </table:table-cell>
          <table:table-cell office:value-type="float" office:value="20200302" calcext:value-type="float">
            <text:p>20200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200309" calcext:value-type="float">
            <text:p>202003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200310" calcext:value-type="float">
            <text:p>20200310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office:value-type="float" office:value="20200311" calcext:value-type="float">
            <text:p>202003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200312" calcext:value-type="float">
            <text:p>20200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200312" calcext:value-type="float">
            <text:p>20200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0200313" calcext:value-type="float">
            <text:p>20200313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float" office:value="80" calcext:value-type="float">
            <text:p>80</text:p>
          </table:table-cell>
          <table:table-cell office:value-type="float" office:value="20200316" calcext:value-type="float">
            <text:p>20200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200318" calcext:value-type="float">
            <text:p>202003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200319" calcext:value-type="float">
            <text:p>20200319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200319" calcext:value-type="float">
            <text:p>20200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0200319" calcext:value-type="float">
            <text:p>20200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200323" calcext:value-type="float">
            <text:p>20200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200324" calcext:value-type="float">
            <text:p>20200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200325" calcext:value-type="float">
            <text:p>20200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200326" calcext:value-type="float">
            <text:p>202003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0200327" calcext:value-type="float">
            <text:p>20200327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/>
          <table:table-cell office:value-type="float" office:value="20200327" calcext:value-type="float">
            <text:p>20200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200330" calcext:value-type="float">
            <text:p>202003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200330" calcext:value-type="float">
            <text:p>202003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200331" calcext:value-type="float">
            <text:p>20200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200401" calcext:value-type="float">
            <text:p>20200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200406" calcext:value-type="float">
            <text:p>20200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200407" calcext:value-type="float">
            <text:p>20200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408" calcext:value-type="float">
            <text:p>202004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0200409" calcext:value-type="float">
            <text:p>202004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413" calcext:value-type="float">
            <text:p>202004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414" calcext:value-type="float">
            <text:p>20200414</text:p>
          </table:table-cell>
          <table:table-cell table:number-columns-repeated="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200416" calcext:value-type="float">
            <text:p>202004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420" calcext:value-type="float">
            <text:p>202004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421" calcext:value-type="float">
            <text:p>202004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422" calcext:value-type="float">
            <text:p>20200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423" calcext:value-type="float">
            <text:p>202004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424" calcext:value-type="float">
            <text:p>20200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0200424" calcext:value-type="float">
            <text:p>20200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428" calcext:value-type="float">
            <text:p>202004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429" calcext:value-type="float">
            <text:p>20200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430" calcext:value-type="float">
            <text:p>202004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504" calcext:value-type="float">
            <text:p>20200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505" calcext:value-type="float">
            <text:p>2020050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20200506" calcext:value-type="float">
            <text:p>20200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507" calcext:value-type="float">
            <text:p>20200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508" calcext:value-type="float">
            <text:p>202005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200508" calcext:value-type="float">
            <text:p>202005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200511" calcext:value-type="float">
            <text:p>20200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512" calcext:value-type="float">
            <text:p>20200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513" calcext:value-type="float">
            <text:p>202005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514" calcext:value-type="float">
            <text:p>20200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518" calcext:value-type="float">
            <text:p>20200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519" calcext:value-type="float">
            <text:p>20200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520" calcext:value-type="float">
            <text:p>202005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521" calcext:value-type="float">
            <text:p>20200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522" calcext:value-type="float">
            <text:p>20200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525" calcext:value-type="float">
            <text:p>20200525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0200526" calcext:value-type="float">
            <text:p>2020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200526" calcext:value-type="float">
            <text:p>2020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200601" calcext:value-type="float">
            <text:p>20200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602" calcext:value-type="float">
            <text:p>20200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602" calcext:value-type="float">
            <text:p>20200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200603" calcext:value-type="float">
            <text:p>20200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200604" calcext:value-type="float">
            <text:p>202006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200605" calcext:value-type="float">
            <text:p>20200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20200608" calcext:value-type="float">
            <text:p>2020060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office:value-type="float" office:value="20200609" calcext:value-type="float">
            <text:p>2020060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office:value-type="float" office:value="20200610" calcext:value-type="float">
            <text:p>2020061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20200611" calcext:value-type="float">
            <text:p>2020061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office:value-type="float" office:value="20200612" calcext:value-type="float">
            <text:p>2020061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office:value-type="float" office:value="20200617" calcext:value-type="float">
            <text:p>2020061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5" calcext:value-type="float">
            <text:p>35</text:p>
          </table:table-cell>
          <table:table-cell office:value-type="float" office:value="20200617" calcext:value-type="float">
            <text:p>2020061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5" calcext:value-type="float">
            <text:p>35</text:p>
          </table:table-cell>
          <table:table-cell office:value-type="float" office:value="20200618" calcext:value-type="float">
            <text:p>2020061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5" calcext:value-type="float">
            <text:p>35</text:p>
          </table:table-cell>
          <table:table-cell office:value-type="float" office:value="20200619" calcext:value-type="float">
            <text:p>2020061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5" calcext:value-type="float">
            <text:p>35</text:p>
          </table:table-cell>
          <table:table-cell office:value-type="float" office:value="20200620" calcext:value-type="float">
            <text:p>202006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200620" calcext:value-type="float">
            <text:p>202006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622" calcext:value-type="float">
            <text:p>202006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623" calcext:value-type="float">
            <text:p>202006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624" calcext:value-type="float">
            <text:p>20200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629" calcext:value-type="float">
            <text:p>20200629</text:p>
          </table:table-cell>
          <table:table-cell table:number-columns-repeated="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0200630" calcext:value-type="float">
            <text:p>202006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701" calcext:value-type="float">
            <text:p>20200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702" calcext:value-type="float">
            <text:p>202007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200703" calcext:value-type="float">
            <text:p>20200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706" calcext:value-type="float">
            <text:p>20200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707" calcext:value-type="float">
            <text:p>202007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708" calcext:value-type="float">
            <text:p>202007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709" calcext:value-type="float">
            <text:p>202007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10" calcext:value-type="float">
            <text:p>202007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200710" calcext:value-type="float">
            <text:p>202007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13" calcext:value-type="float">
            <text:p>202007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14" calcext:value-type="float">
            <text:p>20200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15" calcext:value-type="float">
            <text:p>202007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16" calcext:value-type="float">
            <text:p>202007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17" calcext:value-type="float">
            <text:p>202007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20" calcext:value-type="float">
            <text:p>2020072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200720" calcext:value-type="float">
            <text:p>202007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21" calcext:value-type="float">
            <text:p>202007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22" calcext:value-type="float">
            <text:p>202007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23" calcext:value-type="float">
            <text:p>20200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24" calcext:value-type="float">
            <text:p>20200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28" calcext:value-type="float">
            <text:p>202007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200729" calcext:value-type="float">
            <text:p>202007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730" calcext:value-type="float">
            <text:p>2020073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20200730" calcext:value-type="float">
            <text:p>202007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03" calcext:value-type="float">
            <text:p>20200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04" calcext:value-type="float">
            <text:p>20200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200805" calcext:value-type="float">
            <text:p>20200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200805" calcext:value-type="float">
            <text:p>20200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06" calcext:value-type="float">
            <text:p>20200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07" calcext:value-type="float">
            <text:p>20200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10" calcext:value-type="float">
            <text:p>202008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12" calcext:value-type="float">
            <text:p>202008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200812" calcext:value-type="float">
            <text:p>202008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200813" calcext:value-type="float">
            <text:p>202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200814" calcext:value-type="float">
            <text:p>202008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200818" calcext:value-type="float">
            <text:p>20200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200819" calcext:value-type="float">
            <text:p>202008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200820" calcext:value-type="float">
            <text:p>202008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200821" calcext:value-type="float">
            <text:p>202008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200824" calcext:value-type="float">
            <text:p>20200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25" calcext:value-type="float">
            <text:p>202008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26" calcext:value-type="float">
            <text:p>202008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27" calcext:value-type="float">
            <text:p>20200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28" calcext:value-type="float">
            <text:p>20200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831" calcext:value-type="float">
            <text:p>20200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02" calcext:value-type="float">
            <text:p>20200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03" calcext:value-type="float">
            <text:p>20200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04" calcext:value-type="float">
            <text:p>20200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200904" calcext:value-type="float">
            <text:p>2020090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20200904" calcext:value-type="float">
            <text:p>20200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07" calcext:value-type="float">
            <text:p>20200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08" calcext:value-type="float">
            <text:p>202009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09" calcext:value-type="float">
            <text:p>2020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10" calcext:value-type="float">
            <text:p>202009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11" calcext:value-type="float">
            <text:p>20200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15" calcext:value-type="float">
            <text:p>202009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16" calcext:value-type="float">
            <text:p>202009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17" calcext:value-type="float">
            <text:p>202009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18" calcext:value-type="float">
            <text:p>20200918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20200918" calcext:value-type="float">
            <text:p>20200918</text:p>
          </table:table-cell>
          <table:table-cell office:value-type="string" calcext:value-type="string">
            <text:p>麥當勞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21" calcext:value-type="float">
            <text:p>20200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22" calcext:value-type="float">
            <text:p>202009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200922" calcext:value-type="float">
            <text:p>202009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23" calcext:value-type="float">
            <text:p>20200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24" calcext:value-type="float">
            <text:p>20200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25" calcext:value-type="float">
            <text:p>2020092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0200928" calcext:value-type="float">
            <text:p>20200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29" calcext:value-type="float">
            <text:p>202009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0930" calcext:value-type="float">
            <text:p>202009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1005" calcext:value-type="float">
            <text:p>20201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1006" calcext:value-type="float">
            <text:p>20201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1007" calcext:value-type="float">
            <text:p>20201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1012" calcext:value-type="float">
            <text:p>20201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1013" calcext:value-type="float">
            <text:p>202010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1014" calcext:value-type="float">
            <text:p>20201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1015" calcext:value-type="float">
            <text:p>20201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201016" calcext:value-type="float">
            <text:p>20201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201019" calcext:value-type="float">
            <text:p>2020101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20201019" calcext:value-type="float">
            <text:p>20201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201021" calcext:value-type="float">
            <text:p>20201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201022" calcext:value-type="float">
            <text:p>20201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201023" calcext:value-type="float">
            <text:p>20201023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20201023" calcext:value-type="float">
            <text:p>2020102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calendar="ROC" number:style="long"/>
      <number:text>/</number:text>
      <number:month number:calendar="ROC" number:style="long"/>
      <number:text>/</number:text>
      <number:day number:calendar="ROC"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3">00/00/0000</text:date>, <text:time style:data-style-name="N2" text:time-value="11:26:31.222627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09:51:24.730550207</meta:creation-date>
    <dc:date>2020-10-23T11:27:15.402515694</dc:date>
    <meta:editing-duration>P29DT7H1M43S</meta:editing-duration>
    <meta:editing-cycles>196</meta:editing-cycles>
    <meta:generator>LibreOffice/5.1.6.2$Linux_X86_64 LibreOffice_project/10m0$Build-2</meta:generator>
    <meta:document-statistic meta:table-count="1" meta:cell-count="354" meta:object-count="0"/>
  </office:meta>
</office:document-meta>
</file>